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Entity Overview</text:title></text:p>
      <text:p text:style-name="OrgTitle"/>
      <text:p text:style-name="OrgSubtitle"><text:initial-creator>John Do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03cd2be">1. Fysiska entiteter</text:a></text:p>
          <text:p text:style-name="Contents_20_2"><text:a xlink:type="simple" xlink:href="#org173d4d4">1.1. Kund</text:a></text:p>
          <text:p text:style-name="Contents_20_3"><text:a xlink:type="simple" xlink:href="#org47c9b80">1.1.1. inloggning</text:a></text:p>
          <text:p text:style-name="Contents_20_3"><text:a xlink:type="simple" xlink:href="#orged6ae12">1.1.2. betalning</text:a></text:p>
          <text:p text:style-name="Contents_20_3"><text:a xlink:type="simple" xlink:href="#orge2c16c3">1.1.3. information</text:a></text:p>
          <text:p text:style-name="Contents_20_3"><text:a xlink:type="simple" xlink:href="#org8a54e07">1.1.4. övrigt</text:a></text:p>
          <text:p text:style-name="Contents_20_2"><text:a xlink:type="simple" xlink:href="#orgb30ed69">1.2. Admin</text:a></text:p>
          <text:p text:style-name="Contents_20_3"><text:a xlink:type="simple" xlink:href="#org070d349">1.2.1. inloggning</text:a></text:p>
          <text:p text:style-name="Contents_20_3"><text:a xlink:type="simple" xlink:href="#org5efb0a0">1.2.2. information</text:a></text:p>
          <text:p text:style-name="Contents_20_3"><text:a xlink:type="simple" xlink:href="#orgc3d8a7f">1.2.3. övrigt</text:a></text:p>
          <text:p text:style-name="Contents_20_2"><text:a xlink:type="simple" xlink:href="#orged434f4">1.3. Cykel</text:a></text:p>
          <text:p text:style-name="Contents_20_3"><text:a xlink:type="simple" xlink:href="#org75bd337">1.3.1. inloggning</text:a></text:p>
          <text:p text:style-name="Contents_20_3"><text:a xlink:type="simple" xlink:href="#orgd17b4db">1.3.2. information</text:a></text:p>
          <text:p text:style-name="Contents_20_3"><text:a xlink:type="simple" xlink:href="#org449a24c">1.3.3. övrigt</text:a></text:p>
        </text:index-body>
      </text:table-of-content>
      <text:h text:style-name="Heading_20_1" text:outline-level="1" text:is-list-header="false">
<text:bookmark-start text:name="OrgXref.org03cd2be"/>
<text:bookmark text:name="org03cd2be"/>Fysiska entiteter
<text:bookmark-end text:name="OrgXref.org03cd2be"/></text:h>
      <text:h text:style-name="Heading_20_2" text:outline-level="2" text:is-list-header="false">
<text:bookmark-start text:name="OrgXref.org173d4d4"/>
<text:bookmark text:name="org173d4d4"/>Kund
<text:bookmark-end text:name="OrgXref.org173d4d4"/></text:h>
      <text:h text:style-name="Heading_20_3" text:outline-level="3" text:is-list-header="false">
<text:bookmark-start text:name="OrgXref.org47c9b80"/>
<text:bookmark text:name="org47c9b80"/>inloggning
<text:bookmark-end text:name="OrgXref.org47c9b80"/></text:h>
      <text:p text:style-name="Text_20_body">En kund måste vara inloggad för att få tillgång till cyklar.
</text:p>
      <text:list text:style-name="OrgBulletedList" text:continue-numbering="false">
        <text:list-item>
          <text:p text:style-name="Text_20_body">OAuth med tex<text:a xlink:type="simple" xlink:href="https://docs.github.com/en/developers/apps/building-oauth-apps">github</text:a>
</text:p>
        </text:list-item>
      </text:list>
      <text:h text:style-name="Heading_20_3" text:outline-level="3" text:is-list-header="false">
<text:bookmark-start text:name="OrgXref.orged6ae12"/>
<text:bookmark text:name="orged6ae12"/>betalning
<text:bookmark-end text:name="OrgXref.orged6ae12"/></text:h>
      <text:p text:style-name="Text_20_body">En kund måste kunna betala för att hyra cykel.
</text:p>
      <text:list text:style-name="OrgBulletedList" text:continue-numbering="false">
        <text:list-item>
          <text:p text:style-name="Text_20_body">med befintliga pengar på saldo?
</text:p>
          <text:list text:style-name="OrgBulletedList" text:continue-numbering="true">
            <text:list-item>
              <text:p text:style-name="Text_20_body">möjlighet att fylla på saldo
</text:p>
            </text:list-item>
          </text:list>
        </text:list-item>
        <text:list-item>
          <text:p text:style-name="Text_20_body">betala i efterhand?
</text:p>
          <text:list text:style-name="OrgBulletedList" text:continue-numbering="true">
            <text:list-item>
              <text:p text:style-name="Text_20_body">kort? swish? konto?
</text:p>
            </text:list-item>
          </text:list>
        </text:list-item>
        <text:list-item>
          <text:p text:style-name="Text_20_body">båda?
</text:p>
        </text:list-item>
      </text:list>
      <text:h text:style-name="Heading_20_3" text:outline-level="3" text:is-list-header="false">
<text:bookmark-start text:name="OrgXref.orge2c16c3"/>
<text:bookmark text:name="orge2c16c3"/>information
<text:bookmark-end text:name="OrgXref.orge2c16c3"/></text:h>
      <text:list text:style-name="OrgBulletedList" text:continue-numbering="false">
        <text:list-item>
          <text:p text:style-name="Text_20_body">id
</text:p>
        </text:list-item>
        <text:list-item>
          <text:p text:style-name="Text_20_body">förnamn
</text:p>
        </text:list-item>
        <text:list-item>
          <text:p text:style-name="Text_20_body">efternamn
</text:p>
        </text:list-item>
        <text:list-item>
          <text:p text:style-name="Text_20_body">username ?
</text:p>
        </text:list-item>
        <text:list-item>
          <text:p text:style-name="Text_20_body">email
</text:p>
        </text:list-item>
        <text:list-item>
          <text:p text:style-name="Text_20_body">tele
</text:p>
        </text:list-item>
        <text:list-item>
          <text:p text:style-name="Text_20_body">adress ?
</text:p>
        </text:list-item>
        <text:list-item>
          <text:p text:style-name="Text_20_body">saldo ?
</text:p>
        </text:list-item>
        <text:list-item>
          <text:p text:style-name="Text_20_body">betalnings information ?
</text:p>
        </text:list-item>
        <text:list-item>
          <text:p text:style-name="Text_20_body">nuvarande lånestatus
</text:p>
          <text:list text:style-name="OrgBulletedList" text:continue-numbering="true">
            <text:list-item>
              <text:p text:style-name="Text_20_body">cykelid ?
</text:p>
            </text:list-item>
            <text:list-item>
              <text:p text:style-name="Text_20_body">sträcka ?
</text:p>
            </text:list-item>
            <text:list-item>
              <text:p text:style-name="Text_20_body">nuvarande kostnad ?
</text:p>
            </text:list-item>
          </text:list>
        </text:list-item>
        <text:list-item>
          <text:p text:style-name="Text_20_body">historik
</text:p>
        </text:list-item>
      </text:list>
      <text:h text:style-name="Heading_20_3" text:outline-level="3" text:is-list-header="false">
<text:bookmark-start text:name="OrgXref.org8a54e07"/>
<text:bookmark text:name="org8a54e07"/>övrigt
<text:bookmark-end text:name="OrgXref.org8a54e07"/></text:h>
      <text:list text:style-name="OrgBulletedList" text:continue-numbering="false">
        <text:list-item>
          <text:p text:style-name="Text_20_body">kan en kund hyra flera cyklar samtidigt?
</text:p>
        </text:list-item>
      </text:list>
      <text:h text:style-name="Heading_20_2" text:outline-level="2" text:is-list-header="false">
<text:bookmark-start text:name="OrgXref.orgb30ed69"/>
<text:bookmark text:name="orgb30ed69"/>Admin
<text:bookmark-end text:name="OrgXref.orgb30ed69"/></text:h>
      <text:h text:style-name="Heading_20_3" text:outline-level="3" text:is-list-header="false">
<text:bookmark-start text:name="OrgXref.org070d349"/>
<text:bookmark text:name="org070d349"/>inloggning
<text:bookmark-end text:name="OrgXref.org070d349"/></text:h>
      <text:p text:style-name="Text_20_body">En administratör har (endast?) tillgång till admin gränssnitt.
</text:p>
      <text:list text:style-name="OrgBulletedList" text:continue-numbering="false">
        <text:list-item>
          <text:p text:style-name="Text_20_body">OAuth ?
</text:p>
        </text:list-item>
        <text:list-item>
          <text:p text:style-name="Text_20_body">se alla städer
</text:p>
        </text:list-item>
        <text:list-item>
          <text:p text:style-name="Text_20_body">se och hantera kunder
</text:p>
        </text:list-item>
        <text:list-item>
          <text:p text:style-name="Text_20_body">se och hantera cyklar
</text:p>
        </text:list-item>
      </text:list>
      <text:h text:style-name="Heading_20_3" text:outline-level="3" text:is-list-header="false">
<text:bookmark-start text:name="OrgXref.org5efb0a0"/>
<text:bookmark text:name="org5efb0a0"/>information
<text:bookmark-end text:name="OrgXref.org5efb0a0"/></text:h>
      <text:list text:style-name="OrgBulletedList" text:continue-numbering="false">
        <text:list-item>
          <text:p text:style-name="Text_20_body">?
</text:p>
        </text:list-item>
      </text:list>
      <text:h text:style-name="Heading_20_3" text:outline-level="3" text:is-list-header="false">
<text:bookmark-start text:name="OrgXref.orgc3d8a7f"/>
<text:bookmark text:name="orgc3d8a7f"/>övrigt
<text:bookmark-end text:name="OrgXref.orgc3d8a7f"/></text:h>
      <text:list text:style-name="OrgBulletedList" text:continue-numbering="false">
        <text:list-item>
          <text:p text:style-name="Text_20_body">En admingrupp eller flera?
</text:p>
        </text:list-item>
      </text:list>
      <text:h text:style-name="Heading_20_2" text:outline-level="2" text:is-list-header="false">
<text:bookmark-start text:name="OrgXref.orged434f4"/>
<text:bookmark text:name="orged434f4"/>Cykel
<text:bookmark-end text:name="OrgXref.orged434f4"/></text:h>
      <text:h text:style-name="Heading_20_3" text:outline-level="3" text:is-list-header="false">
<text:bookmark-start text:name="OrgXref.org75bd337"/>
<text:bookmark text:name="org75bd337"/>inloggning
<text:bookmark-end text:name="OrgXref.org75bd337"/></text:h>
      <text:p text:style-name="Text_20_body">En cykel måste vara tillagd i systemet för att kunna hyras ut.
</text:p>
      <text:list text:style-name="OrgBulletedList" text:continue-numbering="false">
        <text:list-item>
          <text:p text:style-name="Text_20_body">möjlighet att lägga till cykel
</text:p>
        </text:list-item>
        <text:list-item>
          <text:p text:style-name="Text_20_body">möjlighet att ta bort cykel
</text:p>
        </text:list-item>
        <text:list-item>
          <text:p text:style-name="Text_20_body">möjlighet att stoppa cykel
</text:p>
        </text:list-item>
      </text:list>
      <text:h text:style-name="Heading_20_3" text:outline-level="3" text:is-list-header="false">
<text:bookmark-start text:name="OrgXref.orgd17b4db"/>
<text:bookmark text:name="orgd17b4db"/>information
<text:bookmark-end text:name="OrgXref.orgd17b4db"/></text:h>
      <text:list text:style-name="OrgBulletedList" text:continue-numbering="false">
        <text:list-item>
          <text:p text:style-name="Text_20_body">id
</text:p>
        </text:list-item>
        <text:list-item>
          <text:p text:style-name="Text_20_body">status
</text:p>
          <text:list text:style-name="OrgBulletedList" text:continue-numbering="true">
            <text:list-item>
              <text:p text:style-name="Text_20_body">laddas
</text:p>
            </text:list-item>
            <text:list-item>
              <text:p text:style-name="Text_20_body">ledig
</text:p>
            </text:list-item>
            <text:list-item>
              <text:p text:style-name="Text_20_body">uthyrd
</text:p>
              <text:list text:style-name="OrgBulletedList" text:continue-numbering="true">
                <text:list-item>
                  <text:p text:style-name="Text_20_body">kund id ?
</text:p>
                </text:list-item>
              </text:list>
            </text:list-item>
            <text:list-item>
              <text:p text:style-name="Text_20_body">service
</text:p>
              <text:list text:style-name="OrgBulletedList" text:continue-numbering="true">
                <text:list-item>
                  <text:p text:style-name="Text_20_body">status ?
</text:p>
                </text:list-item>
              </text:list>
            </text:list-item>
          </text:list>
        </text:list-item>
        <text:list-item>
          <text:p text:style-name="Text_20_body">batteristatus
</text:p>
        </text:list-item>
        <text:list-item>
          <text:p text:style-name="Text_20_body">position
</text:p>
        </text:list-item>
        <text:list-item>
          <text:p text:style-name="Text_20_body">hastighet
</text:p>
        </text:list-item>
        <text:list-item>
          <text:p text:style-name="Text_20_body">historik
</text:p>
        </text:list-item>
        <text:list-item>
          <text:p text:style-name="Text_20_body">total sträcka körd ?
</text:p>
        </text:list-item>
        <text:list-item>
          <text:p text:style-name="Text_20_body">sträcka sedan service ?
</text:p>
        </text:list-item>
        <text:list-item>
          <text:p text:style-name="Text_20_body">körtid sedan service ?
</text:p>
        </text:list-item>
        <text:list-item>
          <text:p text:style-name="Text_20_body">sträcka nuvarande uthyrning ?
</text:p>
        </text:list-item>
      </text:list>
      <text:h text:style-name="Heading_20_3" text:outline-level="3" text:is-list-header="false">
<text:bookmark-start text:name="OrgXref.org449a24c"/>
<text:bookmark text:name="org449a24c"/>övrigt
<text:bookmark-end text:name="OrgXref.org449a24c"/></text:h>
      <text:list text:style-name="OrgBulletedList" text:continue-numbering="false">
        <text:list-item>
          <text:p text:style-name="Text_20_body">räcker informationen för att uppfylla samtliga krav?
</text:p>
          <text:list text:style-name="OrgBulletedList" text:continue-numbering="true">
            <text:list-item>
              <text:p text:style-name="Text_20_body"><text:a xlink:type="simple" xlink:href="https://docs.google.com/document/d/1zWksQNmkXJgM7Q66k3-mgcxrexO6eF9xqd0Z632BwlU/edit#heading=h.h9x6l2mn1h7">Administrativt webbgränssnitt</text:a>
</text:p>
            </text:list-item>
            <text:list-item>
              <text:p text:style-name="Text_20_body"><text:a xlink:type="simple" xlink:href="https://docs.google.com/document/d/1zWksQNmkXJgM7Q66k3-mgcxrexO6eF9xqd0Z632BwlU/edit#heading=h.yro5c9zb5bii">Cykelns program</text:a>
</text:p>
            </text:list-item>
          </text:list>
        </text:list-item>
        <text:list-item>
          <text:p text:style-name="Text_20_body">vad behöver skickas till backend under uthyrning?
</text:p>
        </text:list-item>
        <text:list-item>
          <text:p text:style-name="Text_20_body">om backend flaskhalsar är det ett alternativ att flytta viss logik till cykeln?
</text:p>
          <text:list text:style-name="OrgBulletedList" text:continue-numbering="true">
            <text:list-item>
              <text:p text:style-name="Text_20_body">nuvarande kostnad ?
</text:p>
            </text:list-item>
            <text:list-item>
              <text:p text:style-name="Text_20_body">dynamisk tid mellan uppdateringar ?
</text:p>
            </text:list-item>
          </text:list>
        </text:list-item>
        <text:list-item>
          <text:p text:style-name="Text_20_body">behöver alla fält sparas i DB?
</text:p>
        </text:list-item>
      </text:list>
      <text:p text:style-name="Text_20_body">*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hn Doe</dc:creator>
    <meta:initial-creator>John Doe</meta:initial-creator>
    <dc:date>2022-11-06T10:45:05</dc:date>
    <meta:creation-date>2022-11-06T10:45:05</meta:creation-date>
    <meta:generator>Emacs 28.1 (Org mode 9.6)</meta:generator>
    <meta:keyword/>
    <dc:subject/>
    <dc:title>Entity Overview</dc:title>
  </office:meta>
</office:document-meta>
</file>